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3" table:default-cell-style-name="ce3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"=”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t_value</text:p>
          </table:table-cell>
          <table:table-cell table:style-name="ce2" office:value-type="string" calcext:value-type="string">
            <text:p>double_value</text:p>
          </table:table-cell>
          <table:table-cell table:style-name="ce2" office:value-type="string" calcext:value-type="string">
            <text:p>string_valu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style-name="ce8" table:number-columns-repeated="25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 table:style-name="ce8" table:number-columns-repeated="25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style-name="ce8" table:number-columns-repeated="25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style-name="ce8" table:number-columns-repeated="25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7" table:default-cell-style-name="ce1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First</text:p>
          </table:table-cell>
          <table:table-cell table:style-name="ce9" office:value-type="string" calcext:value-type="string">
            <text:p>Empty</text:p>
          </table:table-cell>
          <table:table-cell table:style-name="ce9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 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=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&lt;exp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 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&lt;exp&gt;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 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&lt;exp&gt;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&lt;exp&gt;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&lt;exp&gt;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 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 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function global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 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 ) function global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 ) function global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$ , &lt;exp&gt;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$ 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9"/>
        <table:table-column table:style-name="co8" table:default-cell-style-name="ce10"/>
        <table:table-row table:style-name="ro1">
          <table:table-cell/>
          <table:table-cell table:style-name="ce13" office:value-type="string" calcext:value-type="string">
            <text:p>Pravidlo r</text:p>
          </table:table-cell>
          <table:table-cell table:style-name="ce13" office:value-type="string" calcext:value-type="string">
            <text:p>Predict (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$ e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$ =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$ 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$ 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$ =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$ local if while return i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$ local if while return id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$ local if while return id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&lt;exp&gt;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$ )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$ 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$ )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$ local if while return id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$ function global id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$ local if while return id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$ ) function global i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0:54:56.54467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0T15:57:20.164170992</dc:date>
    <meta:editing-duration>PT6H37M12S</meta:editing-duration>
    <meta:editing-cycles>159</meta:editing-cycles>
    <meta:generator>LibreOffice/7.0.5.2$Linux_X86_64 LibreOffice_project/00$Build-2</meta:generator>
    <meta:document-statistic meta:table-count="3" meta:cell-count="265" meta:object-count="0"/>
  </office:meta>
</office:document-meta>
</file>